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, arial, nimbussansl, liberationsans, freesans, clean, sans-serif, 'Apple Color Emoji', 'Segoe UI Emoji', 'Segoe UI Symbol'"/>
    <style:font-face style:name="sans-serif" svg:font-family="sans-serif"/>
    <style:font-face style:name="DejaVu Sans2" svg:font-family="'DejaVu Sans'" style:font-family-generic="swiss"/>
    <style:font-face style:name="Courier 10 Pitch" svg:font-family="'Courier 10 Pitch'" style:font-pitch="fixed"/>
    <style:font-face style:name="Liberation Mono" svg:font-family="'Liberation Mono'" style:font-adornments="Полужирный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Source Han Sans CN Normal" svg:font-family="'Source Han Sans CN Normal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5868in" style:rel-column-width="845*"/>
    </style:style>
    <style:style style:name="Таблица1.B" style:family="table-column">
      <style:table-column-properties style:column-width="2.0493in" style:rel-column-width="2951*"/>
    </style:style>
    <style:style style:name="Таблица1.C" style:family="table-column">
      <style:table-column-properties style:column-width="4.0569in" style:rel-column-width="584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8097in" fo:margin-top="0in" fo:margin-bottom="0in" table:align="center"/>
    </style:style>
    <style:style style:name="Table1.A" style:family="table-column">
      <style:table-column-properties style:column-width="0.6299in"/>
    </style:style>
    <style:style style:name="Table1.B" style:family="table-column">
      <style:table-column-properties style:column-width="2.7in"/>
    </style:style>
    <style:style style:name="Table1.C" style:family="table-column">
      <style:table-column-properties style:column-width="0.7299in"/>
    </style:style>
    <style:style style:name="Table1.D" style:family="table-column">
      <style:table-column-properties style:column-width="0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Text_20_body">
      <style:text-properties officeooo:rsid="0016a82d" officeooo:paragraph-rsid="0019aa0d"/>
    </style:style>
    <style:style style:name="P2" style:family="paragraph" style:parent-style-name="Text_20_body">
      <style:text-properties officeooo:paragraph-rsid="0019aa0d"/>
    </style:style>
    <style:style style:name="P3" style:family="paragraph" style:parent-style-name="Text_20_body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6a82d" officeooo:paragraph-rsid="0019aa0d" style:text-blinking="false" style:font-size-asian="12pt" style:font-size-complex="12pt"/>
    </style:style>
    <style:style style:name="P4" style:family="paragraph" style:parent-style-name="Text_20_body">
      <style:text-properties officeooo:rsid="002815df" officeooo:paragraph-rsid="00283931"/>
    </style:style>
    <style:style style:name="P5" style:family="paragraph" style:parent-style-name="Text_20_body">
      <style:text-properties officeooo:rsid="002a0fed" officeooo:paragraph-rsid="002a0fed"/>
    </style:style>
    <style:style style:name="P6" style:family="paragraph" style:parent-style-name="Standard">
      <style:text-properties officeooo:rsid="001851ca" officeooo:paragraph-rsid="001851ca"/>
    </style:style>
    <style:style style:name="P7" style:family="paragraph" style:parent-style-name="Standard">
      <style:text-properties officeooo:rsid="002815df" officeooo:paragraph-rsid="002a0fed"/>
    </style:style>
    <style:style style:name="P8" style:family="paragraph" style:parent-style-name="Standard">
      <style:text-properties officeooo:rsid="002a0fed" officeooo:paragraph-rsid="002a0fed"/>
    </style:style>
    <style:style style:name="P9" style:family="paragraph" style:parent-style-name="Table_20_Contents">
      <style:text-properties officeooo:rsid="0016a82d" officeooo:paragraph-rsid="0019aa0d"/>
    </style:style>
    <style:style style:name="P10" style:family="paragraph" style:parent-style-name="Table_20_Contents">
      <style:text-properties officeooo:rsid="001ebd61" officeooo:paragraph-rsid="001ebd61"/>
    </style:style>
    <style:style style:name="P11" style:family="paragraph" style:parent-style-name="Table_20_Contents">
      <style:text-properties officeooo:rsid="0023521f" officeooo:paragraph-rsid="0023521f"/>
    </style:style>
    <style:style style:name="P12" style:family="paragraph" style:parent-style-name="Table_20_Contents">
      <style:text-properties fo:font-size="14pt" fo:font-weight="bold" officeooo:rsid="0016a82d" officeooo:paragraph-rsid="0019aa0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officeooo:rsid="0038fb16" officeooo:paragraph-rsid="0038fb16"/>
    </style:style>
    <style:style style:name="P14" style:family="paragraph" style:parent-style-name="Table_20_Contents">
      <style:text-properties officeooo:rsid="003ae790" officeooo:paragraph-rsid="003ae790"/>
    </style:style>
    <style:style style:name="P15" style:family="paragraph" style:parent-style-name="Standard">
      <style:text-properties officeooo:paragraph-rsid="0045259c"/>
    </style:style>
    <style:style style:name="P16" style:family="paragraph" style:parent-style-name="Standard">
      <style:text-properties fo:font-size="12pt" officeooo:rsid="001ebd61" officeooo:paragraph-rsid="0045259c" style:font-size-asian="12pt" style:font-size-complex="12pt"/>
    </style:style>
    <style:style style:name="P17" style:family="paragraph" style:parent-style-name="Standard">
      <style:text-properties fo:font-size="12pt" fo:font-weight="bold" officeooo:rsid="0045259c" officeooo:paragraph-rsid="0045259c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1851ca"/>
    </style:style>
    <style:style style:name="P19" style:family="paragraph" style:parent-style-name="Standard">
      <style:text-properties officeooo:paragraph-rsid="0019aa0d"/>
    </style:style>
    <style:style style:name="P20" style:family="paragraph" style:parent-style-name="Standard">
      <style:text-properties officeooo:rsid="002815df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rsid="0049eb18" officeooo:paragraph-rsid="0049eb18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officeooo:paragraph-rsid="004b89a0"/>
    </style:style>
    <style:style style:name="P25" style:family="paragraph" style:parent-style-name="Standard">
      <style:paragraph-properties fo:margin-top="0.0791in" fo:margin-bottom="0.0791in" loext:contextual-spacing="false"/>
      <style:text-properties officeooo:paragraph-rsid="00441bc1"/>
    </style:style>
    <style:style style:name="P26" style:family="paragraph" style:parent-style-name="Standard">
      <style:paragraph-properties fo:margin-top="0.0791in" fo:margin-bottom="0.0791in" loext:contextual-spacing="false"/>
      <style:text-properties officeooo:paragraph-rsid="004477f3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47b30a" officeooo:paragraph-rsid="0047b30a"/>
    </style:style>
    <style:style style:name="P28" style:family="paragraph" style:parent-style-name="Text_20_body">
      <style:text-properties officeooo:paragraph-rsid="00428085"/>
    </style:style>
    <style:style style:name="P29" style:family="paragraph" style:parent-style-name="Text_20_body">
      <style:text-properties officeooo:paragraph-rsid="004477f3"/>
    </style:style>
    <style:style style:name="P30" style:family="paragraph" style:parent-style-name="Text_20_body">
      <style:text-properties officeooo:rsid="002815df" officeooo:paragraph-rsid="00283931"/>
    </style:style>
    <style:style style:name="P31" style:family="paragraph" style:parent-style-name="Text_20_body">
      <style:text-properties officeooo:rsid="002815df" officeooo:paragraph-rsid="0049eb18"/>
    </style:style>
    <style:style style:name="P32" style:family="paragraph" style:parent-style-name="Text_20_body">
      <style:text-properties officeooo:paragraph-rsid="0049eb18"/>
    </style:style>
    <style:style style:name="P33" style:family="paragraph" style:parent-style-name="Text_20_body">
      <style:text-properties officeooo:rsid="0049eb18" officeooo:paragraph-rsid="0049eb18"/>
    </style:style>
    <style:style style:name="P34" style:family="paragraph" style:parent-style-name="Text_20_body" style:list-style-name="L1">
      <style:text-properties officeooo:rsid="0049eb18" officeooo:paragraph-rsid="0049eb18"/>
    </style:style>
    <style:style style:name="P35" style:family="paragraph" style:parent-style-name="Text_20_body">
      <style:paragraph-properties fo:text-align="end" style:justify-single-word="false"/>
      <style:text-properties officeooo:rsid="0049eb18" officeooo:paragraph-rsid="0049eb18"/>
    </style:style>
    <style:style style:name="P36" style:family="paragraph" style:parent-style-name="Text_20_body">
      <style:text-properties officeooo:rsid="004c7dac" officeooo:paragraph-rsid="004c7dac"/>
    </style:style>
    <style:style style:name="P37" style:family="paragraph" style:parent-style-name="Title">
      <style:text-properties officeooo:paragraph-rsid="00428085"/>
    </style:style>
    <style:style style:name="P38" style:family="paragraph" style:parent-style-name="Heading_20_1">
      <style:text-properties officeooo:paragraph-rsid="00223ed8"/>
    </style:style>
    <style:style style:name="P39" style:family="paragraph" style:parent-style-name="Heading_20_1">
      <style:text-properties officeooo:rsid="0019aa0d" officeooo:paragraph-rsid="0019aa0d"/>
    </style:style>
    <style:style style:name="P40" style:family="paragraph" style:parent-style-name="Heading_20_2">
      <style:text-properties officeooo:rsid="0045777c" officeooo:paragraph-rsid="0045777c"/>
    </style:style>
    <style:style style:name="P41" style:family="paragraph" style:parent-style-name="Heading_20_2">
      <style:text-properties officeooo:rsid="0049eb18" officeooo:paragraph-rsid="0049eb18"/>
    </style:style>
    <style:style style:name="P42" style:family="paragraph" style:parent-style-name="Table_20_Contents">
      <style:text-properties officeooo:paragraph-rsid="0045259c"/>
    </style:style>
    <style:style style:name="P43" style:family="paragraph" style:parent-style-name="Table_20_Contents">
      <style:text-properties fo:font-size="12pt" fo:font-weight="bold" officeooo:rsid="0016a82d" officeooo:paragraph-rsid="0019aa0d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fo:font-size="12pt" fo:font-weight="bold" officeooo:rsid="0045259c" officeooo:paragraph-rsid="0045259c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fo:font-size="12pt" fo:font-weight="normal" officeooo:rsid="001ebd61" officeooo:paragraph-rsid="0045259c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font-size="12pt" fo:font-weight="normal" officeooo:rsid="0048b6ef" officeooo:paragraph-rsid="0048b6ef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officeooo:rsid="003b87e7" officeooo:paragraph-rsid="0045259c"/>
    </style:style>
    <style:style style:name="P48" style:family="paragraph" style:parent-style-name="Table_20_Contents">
      <style:text-properties fo:font-size="14pt" fo:font-weight="bold" officeooo:rsid="0023521f" officeooo:paragraph-rsid="0045259c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font-size="14pt" fo:font-weight="bold" officeooo:rsid="0016a82d" officeooo:paragraph-rsid="0045259c" style:font-size-asian="14pt" style:font-weight-asian="bold" style:font-size-complex="14pt" style:font-weight-complex="bold"/>
    </style:style>
    <style:style style:name="P50" style:family="paragraph" style:parent-style-name="Table_20_Contents">
      <style:text-properties fo:font-size="14pt" fo:font-weight="bold" officeooo:rsid="0016a82d" officeooo:paragraph-rsid="0019aa0d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fo:font-size="14pt" fo:font-weight="bold" officeooo:rsid="0048b6ef" officeooo:paragraph-rsid="0048b6ef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fo:color="#000000" fo:font-size="12pt" style:text-underline-style="none" fo:font-weight="normal" officeooo:rsid="001ebd61" officeooo:paragraph-rsid="0045259c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fo:color="#000000" fo:font-size="12pt" style:text-underline-style="none" fo:font-weight="normal" officeooo:rsid="0045259c" officeooo:paragraph-rsid="0045259c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officeooo:rsid="001ebd61" officeooo:paragraph-rsid="0045259c"/>
    </style:style>
    <style:style style:name="P55" style:family="paragraph" style:parent-style-name="Table_20_Contents">
      <style:text-properties officeooo:rsid="0023521f" officeooo:paragraph-rsid="0023521f"/>
    </style:style>
    <style:style style:name="P56" style:family="paragraph" style:parent-style-name="Table_20_Contents">
      <style:text-properties officeooo:rsid="003ae790" officeooo:paragraph-rsid="003ae790"/>
    </style:style>
    <style:style style:name="P57" style:family="paragraph" style:parent-style-name="Table_20_Contents">
      <style:text-properties officeooo:paragraph-rsid="0048b6ef"/>
    </style:style>
    <style:style style:name="P58" style:family="paragraph" style:parent-style-name="Table_20_Contents">
      <style:text-properties officeooo:rsid="0048b6ef" officeooo:paragraph-rsid="0048b6ef"/>
    </style:style>
    <style:style style:name="T1" style:family="text">
      <style:text-properties officeooo:rsid="001680e7"/>
    </style:style>
    <style:style style:name="T2" style:family="text">
      <style:text-properties fo:font-variant="normal" fo:text-transform="none" fo:color="#4078c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680e7" style:text-blinking="false" style:font-size-asian="12pt" style:font-size-complex="12pt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680e7" style:text-blinking="false" style:font-size-asian="12pt" style:font-size-complex="12pt"/>
    </style:style>
    <style:style style:name="T6" style:family="text">
      <style:text-properties officeooo:rsid="00283931"/>
    </style:style>
    <style:style style:name="T7" style:family="text">
      <style:text-properties officeooo:rsid="002bd25e"/>
    </style:style>
    <style:style style:name="T8" style:family="text">
      <style:text-properties officeooo:rsid="003ba7e4"/>
    </style:style>
    <style:style style:name="T9" style:family="text">
      <style:text-properties officeooo:rsid="00441bc1"/>
    </style:style>
    <style:style style:name="T10" style:family="text">
      <style:text-properties officeooo:rsid="004477f3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45259c"/>
    </style:style>
    <style:style style:name="T13" style:family="text">
      <style:text-properties fo:color="#000000" style:text-outline="false" fo:font-size="12pt" fo:text-shadow="none" style:text-underline-style="none" style:font-size-asian="12pt" style:font-size-complex="12pt"/>
    </style:style>
    <style:style style:name="T14" style:family="text">
      <style:text-properties fo:color="#000000" style:text-outline="false" fo:font-size="12pt" fo:text-shadow="none" style:text-underline-style="none" officeooo:rsid="0045259c" style:font-size-asian="12pt" style:font-size-complex="12pt"/>
    </style:style>
    <style:style style:name="T15" style:family="text">
      <style:text-properties fo:color="#000000" style:text-outline="false" fo:font-size="12pt" fo:text-shadow="none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000000" style:text-outline="false" fo:font-size="12pt" fo:text-shadow="none" style:text-underline-style="none" fo:font-weight="normal" officeooo:rsid="0048b6ef" style:font-size-asian="12pt" style:font-weight-asian="normal" style:font-size-complex="12pt" style:font-weight-complex="normal"/>
    </style:style>
    <style:style style:name="T17" style:family="text">
      <style:text-properties fo:color="#000000" style:text-outline="false" fo:font-size="12pt" fo:text-shadow="none" style:text-underline-style="none" fo:font-weight="normal" officeooo:rsid="0045259c" style:font-size-asian="12pt" style:font-weight-asian="normal" style:font-size-complex="12pt" style:font-weight-complex="normal"/>
    </style:style>
    <style:style style:name="T18" style:family="text">
      <style:text-properties fo:color="#000000" style:text-outline="false" fo:text-shadow="none" style:text-underline-style="none" officeooo:rsid="0045259c"/>
    </style:style>
    <style:style style:name="T19" style:family="text">
      <style:text-properties fo:color="#000000" style:text-outline="false" fo:text-shadow="none" style:text-underline-style="none" fo:font-weight="normal" officeooo:rsid="0045259c" style:font-weight-asian="normal" style:font-weight-complex="normal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style:text-outline="false" fo:text-shadow="none" officeooo:rsid="0045259c"/>
    </style:style>
    <style:style style:name="T22" style:family="text">
      <style:text-properties fo:font-weight="bold" style:font-weight-asian="bold"/>
    </style:style>
    <style:style style:name="T23" style:family="text">
      <style:text-properties officeooo:rsid="001851ca"/>
    </style:style>
    <style:style style:name="T24" style:family="text">
      <style:text-properties officeooo:rsid="0048b6ef"/>
    </style:style>
    <style:style style:name="T25" style:family="text">
      <style:text-properties officeooo:rsid="0049eb18"/>
    </style:style>
    <style:style style:name="T26" style:family="text">
      <style:text-properties officeooo:rsid="004b89a0"/>
    </style:style>
    <style:style style:name="T27" style:family="text">
      <style:text-properties officeooo:rsid="004d54b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7"><text:span text:style-name="T9">Aeroacoustics T</text:span>raining Track </text:p>
      <text:p text:style-name="P37">for OpenFOAM</text:p>
      <text:p text:style-name="P28"/>
      <text:h text:style-name="P38" text:outline-level="1">Brief of the course</text:h>
      <text:p text:style-name="P25"><text:tab/>The <text:s/>module <text:s/>will <text:s/>start <text:s/>with <text:s/>a <text:s/>short <text:s/>introduction <text:s/>to <text:s/>computational <text:s/>aeroacoustics, examples, acoustic analogies and Fast Fourier Transform algorithm to perform transfer data <text:s/>from <text:s/>time <text:s/>to <text:s/>frequency <text:s/>domain. <text:s/>We <text:s/>will <text:s/>do <text:s/>an examination <text:s/>of <text:s/>prepared <text:s/>source code -library <text:s/>with <text:s/>a <text:s/>simple <text:s/>acoustic <text:s/>analogy <text:s/>(Curle’s <text:s/>analogy), <text:s/>FFTW <text:s/>code <text:s/>and mechanism of functionObject API in OpenFOAM. We <text:span text:style-name="T9">have an option to</text:span> run the “tandem cylinders” <text:span text:style-name="T9">or “cylinder at Re 90 000”</text:span> tutorial. <text:span text:style-name="T9">The “cylinder at Re 90 000” is preferable due to relatively low computational time and simplicity. We shall</text:span> <text:s/>do <text:s/>analysis <text:s/>of <text:s/>results <text:s/>(pressure fluctuations <text:s/>for <text:s/>an <text:s/>observer, <text:s/>frequency, Strouhal number, SPL). The attention will be paid on a choice of numerical schemes, turbulence model and grid’s resolution. <text:span text:style-name="T10">As a result of developing of the Curle analogy, one should see the limitations and problems of the simulation non-stationary turbulent flows in comparison</text:span><text:tab/><text:span text:style-name="T10">with experimental and computational results obtained by other research group.</text:span></text:p>
      <text:p text:style-name="P26"><text:tab/>The <text:s/>attendees <text:s/>will <text:s/>require <text:s/>good <text:s/>knowledge <text:s/>of <text:s/>setting <text:s/>up <text:s/>cases, <text:s/>running/modifying tutorial cases as well as a basic understanding of programming/compiling source code. <text:s/>This <text:s/>module <text:s/>will <text:s/>be <text:s/>hands - on. <text:s/>The <text:s/>attendees <text:s/>will <text:s/>require <text:s/>a <text:s/>laptop <text:s/>with <text:s/>a <text:s/>current <text:s/>OpenFOAM installation or - preferably - be able to boot the conference USB stick.</text:p>
      <text:h text:style-name="Heading_20_1" text:outline-level="1">Directory structure</text:h>
      <text:p text:style-name="P2"><text:span text:style-name="T1">Location of the course - </text:span><text:a xlink:type="simple" xlink:href="https://github.com/unicfdlab/TrainingTracks" text:style-name="Internet_20_link" text:visited-style-name="Visited_20_Internet_20_Link"><text:span text:style-name="T1">https://github.com/unicfdlab/TrainingTracks</text:span></text:a><text:span text:style-name="T1"> / </text:span></text:p>
      <text:p text:style-name="P29"><text:span text:style-name="T11">Folder </text:span><text:bookmark text:name="540ce1e4398627ab95a7b58226defbb5-99469d1d53983ca0e99ce4cab5847a1e8a082ca3"/><text:a xlink:type="simple" xlink:href="https://github.com/unicfdlab/TrainingTracks/tree/master/OpenFOAM/libAcoustics-OF3.0.0" text:style-name="Internet_20_link" text:visited-style-name="Visited_20_Internet_20_Link">libAcoustics-OF3.0.0</text:a><text:span text:style-name="T2"> </text:span><text:span text:style-name="T4">for OpenFOAM 3.0.0 version of the course</text:span></text:p>
      <text:p text:style-name="P1"><text:span text:style-name="T4">T</text:span><text:span text:style-name="T3">he folder contains next sub-directories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No.</text:p>
          </table:table-cell>
          <table:table-cell table:style-name="Таблица1.A1" office:value-type="string">
            <text:p text:style-name="P9">Name</text:p>
          </table:table-cell>
          <table:table-cell table:style-name="Таблица1.C1" office:value-type="string">
            <text:p text:style-name="P9">Description</text:p>
          </table:table-cell>
        </table:table-row>
        <table:table-row>
          <table:table-cell table:style-name="Таблица1.A2" office:value-type="string">
            <text:p text:style-name="P12">1.</text:p>
          </table:table-cell>
          <table:table-cell table:style-name="Таблица1.A2" office:value-type="string">
            <text:p text:style-name="P43"><text:span text:style-name="T12">c</text:span>ases/</text:p>
          </table:table-cell>
          <table:table-cell table:style-name="Таблица1.C2" office:value-type="string">
            <text:p text:style-name="P10">Cases that will be used to demonstrate <text:span text:style-name="T12">developed </text:span>functionObject's created during the track. <text:span text:style-name="T12">The selected cases could be transformed into validation cases.</text:span></text:p>
          </table:table-cell>
        </table:table-row>
        <table:table-row>
          <table:table-cell table:style-name="Таблица1.A2" office:value-type="string">
            <text:p text:style-name="P10">1.1</text:p>
          </table:table-cell>
          <table:table-cell table:style-name="Таблица1.A2" office:value-type="string">
            <text:p text:style-name="P15"><text:bookmark text:name="a85c0efb05174730d3933d5f63c08a68-7b3530c04ae67188067bd7bba407b1def6943456"/><text:a xlink:type="simple" xlink:href="https://github.com/unicfdlab/TrainingTracks/tree/master/OpenFOAM/libAcoustics-OF3.0.0/cases/cylinder2D" text:style-name="Internet_20_link" text:visited-style-name="Visited_20_Internet_20_Link"><text:span text:style-name="T15">cylinder2D</text:span></text:a></text:p>
          </table:table-cell>
          <table:table-cell table:style-name="Таблица1.C2" office:value-type="string">
            <text:p text:style-name="P54">Simple case for <text:span text:style-name="T12">calculation of the single cylinder SPL levels. Experiment was conducted by Revell et all, several calculations for SST turbulence using aeroacoustic analogy were obtained by Brentner et all.</text:span></text:p>
          </table:table-cell>
        </table:table-row>
        <table:table-row>
          <table:table-cell table:style-name="Таблица1.A2" office:value-type="string">
            <text:p text:style-name="P10">1.2</text:p>
          </table:table-cell>
          <table:table-cell table:style-name="Таблица1.A2" office:value-type="string">
            <text:p text:style-name="P16"><text:bookmark text:name="5b47f413cc9ad650dffedb2ea3aacb83-b93b413f1262627a643335c89ef7c4bf62dece11"/><text:a xlink:type="simple" xlink:href="https://github.com/unicfdlab/TrainingTracks/tree/master/OpenFOAM/libAcoustics-OF3.0.0/cases/tandem-65k-1" text:style-name="Internet_20_link" text:visited-style-name="Visited_20_Internet_20_Link"><text:span text:style-name="T19">tandem-65k-1</text:span></text:a></text:p>
            <text:p text:style-name="P52"><text:span text:style-name="T21"/></text:p>
          </table:table-cell>
          <table:table-cell table:style-name="Таблица1.C2" office:value-type="string">
            <text:p text:style-name="P11"><text:span text:style-name="T12">NASA tandem cylinders c</text:span>ase for a<text:span text:style-name="T12">eroacoustical</text:span> validation of <text:span text:style-name="T12">Curle analogy</text:span>. <text:span text:style-name="T12">Coarse mesh.</text:span></text:p>
          </table:table-cell>
        </table:table-row>
        <table:table-row>
          <table:table-cell table:style-name="Таблица1.A2" office:value-type="string">
            <text:p text:style-name="P10">1.3</text:p>
          </table:table-cell>
          <table:table-cell table:style-name="Таблица1.A2" office:value-type="string">
            <text:p text:style-name="P17"><text:bookmark text:name="1bf05456ba9d27513f624fa09b31cc50-785a4fadac2bdc617148dabbe1b0e0f2f4d4ab82"/><text:a xlink:type="simple" xlink:href="https://github.com/unicfdlab/TrainingTracks/tree/master/OpenFOAM/libAcoustics-OF3.0.0/cases/tandem-274k-1" text:style-name="Internet_20_link" text:visited-style-name="Visited_20_Internet_20_Link"><text:span text:style-name="T20">tandem-274k-1</text:span></text:a></text:p>
            <text:p text:style-name="P53"/>
          </table:table-cell>
          <table:table-cell table:style-name="Таблица1.C2" office:value-type="string">
            <text:p text:style-name="P11"><text:span text:style-name="T12">NASA tandem cylinders c</text:span>ase for a<text:span text:style-name="T12">eroacoustical</text:span> validation of <text:span text:style-name="T12">Curle analogy</text:span>. <text:span text:style-name="T12">Refined mesh.</text:span></text:p>
          </table:table-cell>
        </table:table-row>
        <table:table-row>
          <table:table-cell table:style-name="Таблица1.A2" office:value-type="string">
            <text:p text:style-name="P49">2.</text:p>
          </table:table-cell>
          <table:table-cell table:style-name="Таблица1.A2" office:value-type="string">
            <text:p text:style-name="P44">lib</text:p>
          </table:table-cell>
          <table:table-cell table:style-name="Таблица1.C2" office:value-type="string">
            <text:p text:style-name="P13">Contains <text:span text:style-name="T12">libAcoustics library</text:span></text:p>
          </table:table-cell>
        </table:table-row>
        <table:table-row>
          <table:table-cell table:style-name="Таблица1.A2" office:value-type="string">
            <text:p text:style-name="P12"><text:span text:style-name="T12">3</text:span>.</text:p>
          </table:table-cell>
          <table:table-cell table:style-name="Таблица1.A2" office:value-type="string">
            <text:p text:style-name="P48"><text:span text:style-name="T14">test</text:span></text:p>
          </table:table-cell>
          <table:table-cell table:style-name="Таблица1.C2" office:value-type="string">
            <text:p text:style-name="P14">Source code functionObject classes, considered in this track.</text:p>
          </table:table-cell>
        </table:table-row>
        <text:soft-page-break/>
        <table:table-row>
          <table:table-cell table:style-name="Таблица1.A2" office:value-type="string">
            <text:p text:style-name="P11"><text:span text:style-name="T12">3</text:span>.1</text:p>
          </table:table-cell>
          <table:table-cell table:style-name="Таблица1.A2" office:value-type="string">
            <text:p text:style-name="P42"><text:a xlink:type="simple" xlink:href="https://github.com/unicfdlab/TrainingTracks/tree/master/OpenFOAM/libAcoustics-OF3.0.0/test/SimpleFoamFunctionObject" text:style-name="Internet_20_link" text:visited-style-name="Visited_20_Internet_20_Link"><text:span text:style-name="T15">SimpleFoamFunctionObject</text:span></text:a></text:p>
          </table:table-cell>
          <table:table-cell table:style-name="Таблица1.C2" office:value-type="string">
            <text:p text:style-name="P47">Test functionObject, used to <text:span text:style-name="T8">demonstrate process of creating custom functionObject from standard OpenFOAM class.</text:span></text:p>
          </table:table-cell>
        </table:table-row>
        <table:table-row>
          <table:table-cell table:style-name="Таблица1.A2" office:value-type="string">
            <text:p text:style-name="P11"><text:span text:style-name="T12">3</text:span>.2</text:p>
          </table:table-cell>
          <table:table-cell table:style-name="Таблица1.A2" office:value-type="string">
            <text:p text:style-name="P45"><text:span text:style-name="T18">SimpleFoamLibrary</text:span></text:p>
          </table:table-cell>
          <table:table-cell table:style-name="Таблица1.C2" office:value-type="string">
            <text:p text:style-name="P47">Test <text:s/><text:span text:style-name="T12">library code that is used during track.</text:span></text:p>
          </table:table-cell>
        </table:table-row>
        <table:table-row>
          <table:table-cell table:style-name="Таблица1.A2" office:value-type="string">
            <text:p text:style-name="P12"><text:span text:style-name="T24">4</text:span>.</text:p>
          </table:table-cell>
          <table:table-cell table:style-name="Таблица1.A2" office:value-type="string">
            <text:p text:style-name="P51"><text:span text:style-name="T14">d</text:span><text:span text:style-name="T13">ata</text:span></text:p>
          </table:table-cell>
          <table:table-cell table:style-name="Таблица1.C2" office:value-type="string">
            <text:p text:style-name="P14">Source code functionObject classes, considered in this track.</text:p>
          </table:table-cell>
        </table:table-row>
        <table:table-row>
          <table:table-cell table:style-name="Таблица1.A2" office:value-type="string">
            <text:p text:style-name="P11"><text:span text:style-name="T12">3</text:span>.1</text:p>
          </table:table-cell>
          <table:table-cell table:style-name="Таблица1.A2" office:value-type="string">
            <text:p text:style-name="P57"><text:span text:style-name="T16">BrentnerSST-one-cyl-SPL.dat</text:span></text:p>
          </table:table-cell>
          <table:table-cell table:style-name="Таблица1.C2" office:value-type="string">
            <text:p text:style-name="P58">The scanned [2] Brentner et all simulation data obtained using CFD code with SST turbulence model</text:p>
          </table:table-cell>
        </table:table-row>
        <table:table-row>
          <table:table-cell table:style-name="Таблица1.A2" office:value-type="string">
            <text:p text:style-name="P11"><text:span text:style-name="T12">3</text:span>.2</text:p>
          </table:table-cell>
          <table:table-cell table:style-name="Таблица1.A2" office:value-type="string">
            <text:p text:style-name="P46"><text:span text:style-name="T18">Revell-one-cyl-SPL.dat</text:span></text:p>
          </table:table-cell>
          <table:table-cell table:style-name="Таблица1.C2" office:value-type="string">
            <text:p text:style-name="P58">The scanned [2] <text:span text:style-name="T17">Revell</text:span> et all experimental data St vs SPL for one cylinder at Re = 90 000</text:p>
          </table:table-cell>
        </table:table-row>
      </table:table>
      <text:p text:style-name="P3"/>
      <text:p text:style-name="P2"/>
      <text:h text:style-name="P39" text:outline-level="1">Case definitions</text:h>
      <text:h text:style-name="P40" text:outline-level="2"><text:bookmark-start text:name="__RefHeading__175115_1220885334"/>Cylinder at Re = 90 000<text:bookmark-end text:name="__RefHeading__175115_1220885334"/></text:h>
      <text:p text:style-name="P31">This case was selected from experiment series [1]. <text:s/><text:span text:style-name="T6">Dimensionless, geometry and physical parameters has next values:</text:span></text:p>
      <text:p text:style-name="P31"><draw:frame draw:style-name="fr1" draw:name="Object6" text:anchor-type="as-char" svg:y="-0.6043in" svg:width="1.9047in" svg:height="1.1492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7">The experimental and simulation results by Brentner (scanned from CAA Workshop [2]) is presented in files BrentnerSST-one-cyl-SPL.dat Revell-one-cyl-SPL.dat <text:span text:style-name="T25">in “data” sub-directory. </text:span></text:p>
      <text:h text:style-name="P41" text:outline-level="2">Tandem cylinders</text:h>
      <text:p text:style-name="P36">The case is well described in the article [3] that accumulate data of the two similar experiments obtained at different NASA facilities. <text:span text:style-name="T27">The flow parameters and chosen models has following values:</text:span></text:p>
      <text:p text:style-name="P32"><draw:frame draw:style-name="fr1" draw:name="Object1" text:anchor-type="as-char" svg:y="-0.7126in" svg:width="2.3689in" svg:height="1.366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3">Mesh was generated using SALOME v. 6.6.0 and saved in I-DEAS UNV format. Boundary conditions: </text:p>
      <text:list xml:id="list49360693349980713" text:style-name="L1">
        <text:list-item>
          <text:p text:style-name="P34">inlet — fixedValue for velocity and turbulent variables, </text:p>
        </text:list-item>
        <text:list-item>
          <text:p text:style-name="P34">zeroGradient for pressure; </text:p>
        </text:list-item>
        <text:list-item>
          <text:p text:style-name="P34"><text:soft-page-break/>outlet — fixedValue for pressure, zeroGradient for other; </text:p>
        </text:list-item>
        <text:list-item>
          <text:p text:style-name="P34">free — slip for all variables; </text:p>
        </text:list-item>
        <text:list-item>
          <text:p text:style-name="P34">cyl-1 and cyl-2 — no-slip for velocity, impermeability for pressure and wall functions for turbulent variables</text:p>
        </text:list-item>
      </text:list>
      <text:p text:style-name="P35">Table 1. Tandem cylinder case resul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Num.</text:p>
          </table:table-cell>
          <table:table-cell table:style-name="Table1.A1" office:value-type="string">
            <text:p text:style-name="P21">Source</text:p>
          </table:table-cell>
          <table:table-cell table:style-name="Table1.A1" office:value-type="string">
            <text:p text:style-name="P21">Cx, 1st</text:p>
          </table:table-cell>
          <table:table-cell table:style-name="Table1.A1" office:value-type="string">
            <text:p text:style-name="P21">Cx, 2nd</text:p>
          </table:table-cell>
        </table:table-row>
        <table:table-row table:style-name="Table1.1"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1">Mehdi R. Khorrami and others, simulation</text:p>
          </table:table-cell>
          <table:table-cell table:style-name="Table1.A1" office:value-type="string">
            <text:p text:style-name="P23">0.71</text:p>
          </table:table-cell>
          <table:table-cell table:style-name="Table1.A1" office:value-type="string">
            <text:p text:style-name="P23">0.32</text:p>
          </table:table-cell>
        </table:table-row>
        <table:table-row table:style-name="Table1.1"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1">Luther N. Jenkins and others, experiment</text:p>
          </table:table-cell>
          <table:table-cell table:style-name="Table1.A1" office:value-type="string">
            <text:p text:style-name="P23">0.62</text:p>
          </table:table-cell>
          <table:table-cell table:style-name="Table1.A1" office:value-type="string">
            <text:p text:style-name="P23">0.32</text:p>
          </table:table-cell>
        </table:table-row>
        <table:table-row table:style-name="Table1.1">
          <table:table-cell table:style-name="Table1.A1" office:value-type="string">
            <text:p text:style-name="P23"><text:span text:style-name="T22">3</text:span></text:p>
          </table:table-cell>
          <table:table-cell table:style-name="Table1.A1" office:value-type="string">
            <text:p text:style-name="P21"><text:span text:style-name="T22">Luther N. Jenkins and others, experiment, 1 cylinder</text:span></text:p>
          </table:table-cell>
          <table:table-cell table:style-name="Table1.A1" office:value-type="string">
            <text:p text:style-name="P23"><text:span text:style-name="T22">0.7</text:span>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1">Markus Weinmann, simulation</text:p>
          </table:table-cell>
          <table:table-cell table:style-name="Table1.A1" office:value-type="string">
            <text:p text:style-name="P23">0.4-0.6</text:p>
          </table:table-cell>
          <table:table-cell table:style-name="Table1.A1" office:value-type="string">
            <text:p text:style-name="P23">0.35-0.42</text:p>
          </table:table-cell>
        </table:table-row>
        <table:table-row table:style-name="Table1.1"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1">Con J. Doolan, experiment by link</text:p>
          </table:table-cell>
          <table:table-cell table:style-name="Table1.A1" office:value-type="string">
            <text:p text:style-name="P23">0.49-0.52</text:p>
          </table:table-cell>
          <table:table-cell table:style-name="Table1.A1" office:value-type="string">
            <text:p text:style-name="P23">0.24-0.35</text:p>
          </table:table-cell>
        </table:table-row>
        <table:table-row table:style-name="Table1.1"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1">Con J. Doolan, simulation</text:p>
          </table:table-cell>
          <table:table-cell table:style-name="Table1.A1" office:value-type="string">
            <text:p text:style-name="P23">0.338</text:p>
          </table:table-cell>
          <table:table-cell table:style-name="Table1.A1" office:value-type="string">
            <text:p text:style-name="P23">0.245</text:p>
          </table:table-cell>
        </table:table-row>
        <table:table-row table:style-name="Table1.1">
          <table:table-cell table:style-name="Table1.A1" office:value-type="string">
            <text:p text:style-name="P23"><text:span text:style-name="T22">7</text:span></text:p>
          </table:table-cell>
          <table:table-cell table:style-name="Table1.A1" office:value-type="string">
            <text:p text:style-name="P21"><text:span text:style-name="T22">Giancarlo Bruschi, experiment, 1 cylinder</text:span></text:p>
          </table:table-cell>
          <table:table-cell table:style-name="Table1.A1" office:value-type="string">
            <text:p text:style-name="P23"><text:span text:style-name="T22">1.2</text:span></text:p>
          </table:table-cell>
          <table:table-cell table:style-name="Table1.A1" office:value-type="string">
            <text:p text:style-name="P23"/>
          </table:table-cell>
        </table:table-row>
      </table:table>
      <text:p text:style-name="P20"/>
      <text:h text:style-name="Heading_20_1" text:outline-level="1">References</text:h>
      <text:p text:style-name="P6"/>
      <text:p text:style-name="P18"><text:span text:style-name="T23">[1] </text:span>James D. Revell, Roland A. Prydz, and Anthony P. Hays.  "Experimental Study of Aerodynamic Noise vs Drag Relationships for Circular Cylinders", AIAA Journal, Vol. 16, No. 9 (1978), pp. 889-897. </text:p>
      <text:p text:style-name="P18"/>
      <text:p text:style-name="P19"><text:span text:style-name="T23">[2] </text:span>Second Computational Aeroacoustics (CAA) Workshop on Benchmark Problems; (NASA-CP-3352); (SEE 19970029036 through 19970029065) </text:p>
      <text:p text:style-name="P19"/>
      <text:p text:style-name="P24"><text:span text:style-name="T26">[3] </text:span>David Lockard: Summary of the Tandem Cylinder Solutions from the Benchmark problems for Airframe Noise Computations-I Workshop. 49th AIAA Aerospace Sciences Meeting including the New Horizons Forum and Aerospace Exposition Orlando, Florida, DOI: 10.2514/6.2011-35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, arial, nimbussansl, liberationsans, freesans, clean, sans-serif, 'Apple Color Emoji', 'Segoe UI Emoji', 'Segoe UI Symbol'"/>
    <style:font-face style:name="sans-serif" svg:font-family="sans-serif"/>
    <style:font-face style:name="DejaVu Sans2" svg:font-family="'DejaVu Sans'" style:font-family-generic="swiss"/>
    <style:font-face style:name="Courier 10 Pitch" svg:font-family="'Courier 10 Pitch'" style:font-pitch="fixed"/>
    <style:font-face style:name="Liberation Mono" svg:font-family="'Liberation Mono'" style:font-adornments="Полужирный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Source Han Sans CN Normal" svg:font-family="'Source Han Sans CN Normal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20%" fo:text-align="justify" style:justify-single-word="false" fo:text-indent="0.472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4586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in" fo:margin-bottom="0.1575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in" fo:margin-bottom="0.1181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in" fo:margin-bottom="0.0783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 fo:orphans="2" fo:widows="2" style:writing-mode="lr-tb"/>
      <style:text-properties fo:color="#004586" style:text-outline="false" style:text-line-through-style="none" style:text-line-through-type="none" style:font-name="Tahoma" fo:font-family="Tahoma" style:font-family-generic="roman" style:font-pitch="variable" fo:font-size="44pt" fo:font-style="italic" fo:text-shadow="none" style:text-underline-style="none" fo:font-weight="bold" style:letter-kerning="true" style:font-name-asian="Tahoma1" style:font-family-asian="Tahoma" style:font-family-generic-asian="system" style:font-pitch-asian="variable" style:font-size-asian="44pt" style:font-style-asian="italic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4586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4586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_3f__3f__20__3f__3f__3f__3f__3f__3f__3f__3f_" style:display-name="?????? ?? ???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_3f__20__3f__3f__3f__3f__3f_" style:display-name="?????? ? 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_3f__3f__3f__20__3f__3f__3f__3f__3f__3f__3f_" style:display-name="?????? ??? ??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" style:display-name="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20__3f__3f__3f__3f__3f_" style:display-name="???????? 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_3f__3f__3f__3f__3f__3f__20__3f__20__3f__3f__3f__3f__3f__3f__3f__3f_" style:display-name="?????? ?????? ? ???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.4165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" style:display-name="?????????" style:family="paragraph" style:default-outline-level="">
      <style:paragraph-properties fo:margin-left="0in" fo:margin-right="0in" fo:margin-top="0in" fo:margin-bottom="0in" loext:contextual-spacing="false" style:line-height-at-least="0.4327in" fo:text-align="end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1" style:display-name="????????? 1" style:family="paragraph" style:default-outline-level="">
      <style:paragraph-properties fo:margin-left="0in" fo:margin-right="0in" fo:margin-top="0in" fo:margin-bottom="0in" loext:contextual-spacing="false" style:line-height-at-least="0.4327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2" style:display-name="????????? 2" style:family="paragraph" style:default-outline-level="">
      <style:paragraph-properties fo:margin-left="0in" fo:margin-right="0.1382in" fo:margin-top="0.0701in" fo:margin-bottom="0.0701in" loext:contextual-spacing="false" style:line-height-at-least="0.4327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3f__3f__3f__3f_" style:display-name="????????? ?????" style:family="paragraph" style:default-outline-level="">
      <style:paragraph-properties fo:margin-left="0in" fo:margin-right="0in" fo:margin-top="0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top="0in" fo:margin-bottom="0.34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default-outline-level="">
      <style:paragraph-properties fo:margin-top="0in" fo:margin-bottom="0.278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3" style:display-name="???????~LT~Gliederung 3" style:family="paragraph" style:default-outline-level="">
      <style:paragraph-properties fo:margin-top="0in" fo:margin-bottom="0.2083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4" style:display-name="???????~LT~Gliederung 4" style:family="paragraph" style:default-outline-level="">
      <style:paragraph-properties fo:margin-top="0in" fo:margin-bottom="0.1382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5" style:display-name="???????~LT~Gliederung 5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6" style:display-name="???????~LT~Gliederung 6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7" style:display-name="???????~LT~Gliederung 7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8" style:display-name="???????~LT~Gliederung 8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9" style:display-name="???????~LT~Gliederung 9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4586" style:text-outline="false" style:text-line-through-style="none" style:text-line-through-type="none" style:font-name="Tahoma" fo:font-family="Tahoma" style:font-family-generic="roman" style:font-pitch="variable" fo:font-size="44pt" fo:font-style="italic" fo:text-shadow="none" style:text-underline-style="none" fo:font-weight="bold" style:letter-kerning="true" style:font-name-asian="Tahoma1" style:font-family-asian="Tahoma" style:font-family-generic-asian="system" style:font-pitch-asian="variable" style:font-size-asian="44pt" style:font-style-asian="italic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4165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3f__3f__3f__3f__3f_" style:display-name="????????????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3f__3f__3f_" style:display-name="??????????" style:family="paragraph" style:default-outline-level="">
      <style:paragraph-properties fo:margin-left="0.4165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default-outline-level="">
      <style:paragraph-properties fo:margin-top="0in" fo:margin-bottom="0.2083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4" style:display-name="????????? 4" style:family="paragraph" style:default-outline-level="">
      <style:paragraph-properties fo:margin-top="0in" fo:margin-bottom="0.1382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5" style:display-name="????????? 5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6" style:display-name="????????? 6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7" style:display-name="????????? 7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8" style:display-name="????????? 8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9" style:display-name="????????? 9" style:family="paragraph" style:default-outline-level="">
      <style:paragraph-properties fo:margin-top="0in" fo:margin-bottom="0.0701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Базовый_20_текст" style:display-name="Базовый текст" style:family="paragraph" style:default-outline-level="">
      <style:paragraph-properties fo:margin-left="0in" fo:margin-right="0in" fo:line-height="125%" fo:text-align="start" style:justify-single-word="false" fo:orphans="2" fo:widows="2" fo:text-indent="0.8327in" style:auto-text-indent="false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rk_20_list_20_level_20_1_20_Знак_20_Знак" style:display-name="Mark list level 1 Знак Знак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Заголовок_20_4" style:display-name="Заголовок 4" style:family="paragraph" style:default-outline-level="">
      <style:paragraph-properties fo:margin-top="0.2937in" fo:margin-bottom="0.0736in" loext:contextual-spacing="false" style:line-height-at-least="0.2154in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Маркеры_20_списка" style:display-name="Маркеры списка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имвол_20_нумерации" style:display-name="Символ нумерации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Интернет-ссылка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Заголовок_20_таблицы" style:display-name="Заголовок таблицы" style:family="paragraph" style:default-outline-level="">
      <style:paragraph-properties fo:margin-top="0in" fo:margin-bottom="0.2453in" loext:contextual-spacing="false" fo:line-height="115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1pt" fo:font-weight="bold" style:font-name-asian="Tahoma1" style:font-family-asian="Tahoma" style:font-family-generic-asian="system" style:font-pitch-asian="variable" style:font-size-asian="11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Содержимое_20_таблицы" style:display-name="Содержимое таблицы" style:family="paragraph" style:default-outline-level="">
      <style:paragraph-properties fo:margin-top="0in" fo:margin-bottom="0.2453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_5f_Iniiai" style:display-name="_Iniiai" style:family="paragraph" style:default-outline-level="">
      <style:paragraph-properties fo:margin-left="0in" fo:margin-right="0in" fo:text-align="start" style:justify-single-word="false" fo:orphans="2" fo:widows="2" fo:text-indent="0.348in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Абзац_20_списка1" style:display-name="Абзац списка1" style:family="paragraph" style:default-outline-level="">
      <style:paragraph-properties fo:margin-left="0.8819in" fo:margin-right="0in" fo:margin-top="0in" fo:margin-bottom="0.2453in" loext:contextual-spacing="false" fo:line-height="115%" fo:text-align="start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Указатель" style:family="paragraph" style:default-outline-level="">
      <style:paragraph-properties fo:margin-top="0in" fo:margin-bottom="0.2453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Список" style:family="paragraph" style:default-outline-level="">
      <style:paragraph-properties fo:margin-top="0in" fo:margin-bottom="0.1472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Заглавие" style:family="paragraph" style:default-outline-level="">
      <style:paragraph-properties fo:margin-top="0.2937in" fo:margin-bottom="0.1472in" loext:contextual-spacing="false" fo:line-height="115%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Символ_20_сноски" style:display-name="Символ сноски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имволы_20_концевой_20_сноски" style:display-name="Символы концевой сноски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осещённая_20_гиперссылка" style:display-name="Посещённая гиперссылка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одержимое_20_списка" style:display-name="Содержимое списка" style:family="paragraph" style:default-outline-level="">
      <style:paragraph-properties fo:margin-left="0.6945in" fo:margin-right="0in" fo:margin-top="0in" fo:margin-bottom="0.2453in" loext:contextual-spacing="false" fo:line-height="115%" fo:text-align="start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Обычный_20_2_7e_LT_7e_Gliederung_20_1" style:display-name="Обычный 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2_7e_LT_7e_Gliederung_20_2" style:display-name="Обычный 2~LT~Gliederung 2" style:family="paragraph" style:parent-style-name="Обычный_20_2_7e_LT_7e_Gliederung_20_1" style:default-outline-level="">
      <style:paragraph-properties fo:margin-left="0in" fo:margin-right="0in" fo:margin-top="0in" fo:margin-bottom="0.1575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2_7e_LT_7e_Gliederung_20_3" style:display-name="Обычный 2~LT~Gliederung 3" style:family="paragraph" style:parent-style-name="Обычный_20_2_7e_LT_7e_Gliederung_20_2" style:default-outline-level="">
      <style:paragraph-properties fo:margin-left="0in" fo:margin-right="0in" fo:margin-top="0in" fo:margin-bottom="0.118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4" style:display-name="Обычный 2~LT~Gliederung 4" style:family="paragraph" style:parent-style-name="Обычный_20_2_7e_LT_7e_Gliederung_20_3" style:default-outline-level="">
      <style:paragraph-properties fo:margin-left="0in" fo:margin-right="0in" fo:margin-top="0in" fo:margin-bottom="0.0783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5" style:display-name="Обычный 2~LT~Gliederung 5" style:family="paragraph" style:parent-style-name="Обычный_20_2_7e_LT_7e_Gliederung_20_4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6" style:display-name="Обычный 2~LT~Gliederung 6" style:family="paragraph" style:parent-style-name="Обычный_20_2_7e_LT_7e_Gliederung_20_5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7" style:display-name="Обычный 2~LT~Gliederung 7" style:family="paragraph" style:parent-style-name="Обычный_20_2_7e_LT_7e_Gliederung_20_6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8" style:display-name="Обычный 2~LT~Gliederung 8" style:family="paragraph" style:parent-style-name="Обычный_20_2_7e_LT_7e_Gliederung_20_7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9" style:display-name="Обычный 2~LT~Gliederung 9" style:family="paragraph" style:parent-style-name="Обычный_20_2_7e_LT_7e_Gliederung_20_8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Titel" style:display-name="Обычный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2_7e_LT_7e_Untertitel" style:display-name="Обычный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2_7e_LT_7e_Notizen" style:display-name="Обычный 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2_7e_LT_7e_Hintergrundobjekte" style:display-name="Обычный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20_2_7e_LT_7e_Hintergrund" style:display-name="Обычный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20_3_7e_LT_7e_Gliederung_20_1" style:display-name="Обычный 3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3_7e_LT_7e_Gliederung_20_2" style:display-name="Обычный 3~LT~Gliederung 2" style:family="paragraph" style:parent-style-name="Обычный_20_3_7e_LT_7e_Gliederung_20_1" style:default-outline-level="">
      <style:paragraph-properties fo:margin-left="0in" fo:margin-right="0in" fo:margin-top="0in" fo:margin-bottom="0.1575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3_7e_LT_7e_Gliederung_20_3" style:display-name="Обычный 3~LT~Gliederung 3" style:family="paragraph" style:parent-style-name="Обычный_20_3_7e_LT_7e_Gliederung_20_2" style:default-outline-level="">
      <style:paragraph-properties fo:margin-left="0in" fo:margin-right="0in" fo:margin-top="0in" fo:margin-bottom="0.118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4" style:display-name="Обычный 3~LT~Gliederung 4" style:family="paragraph" style:parent-style-name="Обычный_20_3_7e_LT_7e_Gliederung_20_3" style:default-outline-level="">
      <style:paragraph-properties fo:margin-left="0in" fo:margin-right="0in" fo:margin-top="0in" fo:margin-bottom="0.0783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5" style:display-name="Обычный 3~LT~Gliederung 5" style:family="paragraph" style:parent-style-name="Обычный_20_3_7e_LT_7e_Gliederung_20_4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6" style:display-name="Обычный 3~LT~Gliederung 6" style:family="paragraph" style:parent-style-name="Обычный_20_3_7e_LT_7e_Gliederung_20_5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7" style:display-name="Обычный 3~LT~Gliederung 7" style:family="paragraph" style:parent-style-name="Обычный_20_3_7e_LT_7e_Gliederung_20_6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8" style:display-name="Обычный 3~LT~Gliederung 8" style:family="paragraph" style:parent-style-name="Обычный_20_3_7e_LT_7e_Gliederung_20_7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9" style:display-name="Обычный 3~LT~Gliederung 9" style:family="paragraph" style:parent-style-name="Обычный_20_3_7e_LT_7e_Gliederung_20_8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Titel" style:display-name="Обычный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3_7e_LT_7e_Untertitel" style:display-name="Обычный 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3_7e_LT_7e_Notizen" style:display-name="Обычный 3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3_7e_LT_7e_Hintergrundobjekte" style:display-name="Обычный 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20_3_7e_LT_7e_Hintergrund" style:display-name="Обычный 3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Имя_20_класса" style:display-name="Имя класса" style:family="text">
      <style:text-properties style:font-name="Liberation Mono" fo:font-family="'Liberation Mono'" style:font-style-name="Полужирный" style:font-family-generic="modern" style:font-pitch="fixed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20:15.878138261</meta:creation-date>
    <dc:date>2016-05-27T12:48:53.081450514</dc:date>
    <meta:editing-duration>PT3H43M40S</meta:editing-duration>
    <meta:editing-cycles>53</meta:editing-cycles>
    <meta:generator>LibreOffice/5.0.5.2$Linux_X86_64 LibreOffice_project/00m0$Build-2</meta:generator>
    <meta:document-statistic meta:table-count="2" meta:image-count="0" meta:object-count="2" meta:page-count="3" meta:paragraph-count="94" meta:word-count="705" meta:character-count="4810" meta:non-whitespace-character-count="412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Re</mtext>
            <mrow>
              <mspace width="0.5em"/>
              <mo stretchy="false">=</mo>
              <mspace width="0.5em"/>
            </mrow>
            <mrow>
              <mn>1.6</mn>
              <mo stretchy="false">×</mo>
              <msup>
                <mn>10</mn>
                <mn>5</mn>
              </msup>
            </mrow>
          </mrow>
        </mtd>
      </mtr>
      <mtr>
        <mtd>
          <mrow>
            <mtext>St</mtext>
            <mrow>
              <mspace width="0.5em"/>
              <mo stretchy="false">=</mo>
              <mspace width="0.5em"/>
            </mrow>
            <mrow>
              <mn>0.01</mn>
              <mo stretchy="false">−</mo>
              <mn>1.0</mn>
            </mrow>
          </mrow>
        </mtd>
      </mtr>
      <mtr>
        <mtd>
          <mrow>
            <mtext>M</mtext>
            <mrow>
              <mspace width="0.5em"/>
              <mo stretchy="false">=</mo>
              <mspace width="0.5em"/>
            </mrow>
            <mn>0.12</mn>
          </mrow>
        </mtd>
      </mtr>
      <mtr>
        <mtd>
          <mrow>
            <mtext/>
            <mrow>
              <mi>k</mi>
              <mo stretchy="false">−</mo>
              <mi mathvariant="normal">ω</mi>
            </mrow>
            <mi mathvariant="italic">SST</mi>
            <mspace width="1em"/>
            <mi mathvariant="italic">turbulent</mi>
            <mspace width="0.5em"/>
            <mi mathvariant="italic">model</mi>
            <mtext/>
          </mrow>
        </mtd>
      </mtr>
      <mtr>
        <mtd>
          <mtext>or</mtext>
        </mtd>
      </mtr>
      <mtr>
        <mtd>
          <mrow>
            <mtext/>
            <mi mathvariant="italic">SpalartAllmaras</mi>
            <mspace width="1em"/>
            <mi mathvariant="italic">turbulent</mi>
            <mspace width="0.5em"/>
            <mi mathvariant="italic">model</mi>
          </mrow>
        </mtd>
      </mtr>
      <mtr>
        <mtd>
          <mrow>
            <mtext/>
            <mi mathvariant="italic">pisoFoam</mi>
            <mspace width="1em"/>
            <mi mathvariant="italic">solver</mi>
          </mrow>
        </mtd>
      </mtr>
    </mtable>
    <annotation encoding="StarMath 5.0">"Re"`=`1.6 times 10^5
newline
"St"`=`0.01 - 1.0
newline
"M"`=`0.12
newline
"" k-%omega SST`` turbulent`model
"" newline
"or"
newline
"" SpalartAllmaras`` turbulent`model
newline
"" pisoFoam`` solver
</annotation>
  </semantics>
</math>
</file>

<file path=Object 6/content.xml><?xml version="1.0" encoding="utf-8"?>
<math xmlns="http://www.w3.org/1998/Math/MathML" display="block">
  <semantics>
    <mtable>
      <mtr>
        <mtd>
          <mrow>
            <mtext>Re</mtext>
            <mrow>
              <mspace width="0.5em"/>
              <mo stretchy="false">=</mo>
              <mspace width="0.5em"/>
            </mrow>
            <mn>90000</mn>
          </mrow>
        </mtd>
      </mtr>
      <mtr>
        <mtd>
          <mrow>
            <mtext>D</mtext>
            <mrow>
              <mspace width="0.5em"/>
              <mo stretchy="false">=</mo>
              <mspace width="0.5em"/>
            </mrow>
            <mn>0.019</mn>
          </mrow>
        </mtd>
      </mtr>
      <mtr>
        <mtd>
          <mrow>
            <mtext>M</mtext>
            <mrow>
              <mspace width="0.5em"/>
              <mo stretchy="false">=</mo>
              <mspace width="0.5em"/>
            </mrow>
            <mn>0.2</mn>
          </mrow>
        </mtd>
      </mtr>
      <mtr>
        <mtd>
          <mrow>
            <mtext>Tu</mtext>
            <mrow>
              <mspace width="0.5em"/>
              <mo stretchy="false">=</mo>
              <mspace width="0.5em"/>
            </mrow>
            <mrow>
              <mn>0.2</mn>
              <mo stretchy="false">−</mo>
              <mn>0.4</mn>
            </mrow>
            <mtext>%</mtext>
          </mrow>
        </mtd>
      </mtr>
      <mtr>
        <mtd>
          <mrow>
            <mtext/>
            <mrow>
              <mi>k</mi>
              <mo stretchy="false">−</mo>
              <mi mathvariant="normal">ω</mi>
            </mrow>
            <mi mathvariant="italic">SST</mi>
            <mspace width="1em"/>
            <mi mathvariant="italic">turbulent</mi>
            <mspace width="0.5em"/>
            <mi mathvariant="italic">model</mi>
          </mrow>
        </mtd>
      </mtr>
      <mtr>
        <mtd>
          <mrow>
            <mtext/>
            <mi mathvariant="italic">pisoFoam</mi>
            <mspace width="1em"/>
            <mi mathvariant="italic">solver</mi>
          </mrow>
        </mtd>
      </mtr>
    </mtable>
    <annotation encoding="StarMath 5.0">"Re"`=` 90000
newline
"D"`=`0.019
newline
"M"`=`0.2
newline
"Tu"`=`0.2-0.4 "%"
newline
"" k-%omega SST`` turbulent`model
newline
"" pisoFoam`` solver
</annotation>
  </semantics>
</math>
</file>